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NewRomanPSMT" svg:font-family="TimesNewRomanPSMT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NewRomanPSMT" fo:font-size="16pt" style:font-name-asian="TimesNewRomanPSMT" style:font-size-asian="16pt" style:font-name-complex="TimesNewRomanPSMT" style:font-size-complex="16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TimesNewRomanPSMT" fo:font-size="16pt" style:font-name-asian="TimesNewRomanPSMT" style:font-size-asian="16pt" style:font-name-complex="TimesNewRomanPSMT" style:font-size-complex="16pt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Times New Roman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5" style:family="paragraph" style:parent-style-name="Standard">
      <style:text-properties fo:font-size="12pt" fo:language="cs" fo:country="CZ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 style:font-name-asian="Arial1" style:font-name-complex="Arial1"/>
    </style:style>
    <text:list-style style:name="L1">
      <text:list-level-style-number text:level="1" text:style-name="Numbering_20_Symbols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Webové stránky</text:p>
      <text:p text:style-name="Standard"/>
      <text:p text:style-name="Standard"/>
      <text:p text:style-name="Standard"/>
      <text:p text:style-name="Standard"/>
      <text:p text:style-name="Standard"/>
      <text:p text:style-name="P2">SPECIFIKACE POŽADAVKŮ NA SYSTÉM</text:p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P4">Jiří Mareš </text:p>
      <text:p text:style-name="P5">maresji5@fel.cvut.cz</text:p>
      <text:p text:style-name="Standard"/>
      <text:p text:style-name="Standard"/>
      <text:p text:style-name="P6">České Vysoké Učení Technické</text:p>
      <text:p text:style-name="P7">Fakulta Elektrotechnická</text:p>
      <text:p text:style-name="Standard"/>
      <text:p text:style-name="Standard"/>
      <text:p text:style-name="Standard"/>
      <text:p text:style-name="P8"/>
      <text:p text:style-name="P9"/>
      <text:p text:style-name="P9"/>
      <text:list text:style-name="L1">
        <text:list-item>
          <text:list>
            <text:list-item>
              <text:p text:style-name="P10">Minimální software pro úpravu</text:p>
            </text:list-item>
          </text:list>
        </text:list-item>
      </text:list>
      <text:p text:style-name="P9"/>
      <text:p text:style-name="P11"><text:tab/>Open Office 3.0 (možno stáhnou na <text:a xlink:type="simple" xlink:href="http://download.openoffice.org/">http://download.openoffice.org/</text:a> ), Microsoft Office <text:tab/>World 200 nebo také poznámkový blok</text:p>
      <text:p text:style-name="P9"/>
      <text:p text:style-name="P9"/>
      <text:list text:style-name="L1" text:continue-numbering="true">
        <text:list-item>
          <text:list text:continue-numbering="true">
            <text:list-item>
              <text:p text:style-name="P10">Software pro zobrazení</text:p>
            </text:list-item>
          </text:list>
        </text:list-item>
      </text:list>
      <text:p text:style-name="P12"/>
      <text:p text:style-name="P13"><text:tab/>Microsoft Interner Explorer 6 nebo vyšší verze, Mozilla FireFox nebo Opera</text:p>
      <text:p text:style-name="P13"/>
      <text:p text:style-name="P12"/>
      <text:list text:style-name="L1" text:continue-numbering="true">
        <text:list-item>
          <text:list text:continue-numbering="true">
            <text:list-item>
              <text:p text:style-name="P10">Minimální nároky na počítač</text:p>
            </text:list-item>
          </text:list>
        </text:list-item>
      </text:list>
      <text:p text:style-name="P13"/>
      <text:p text:style-name="P13"><text:tab/><text:span text:style-name="T1">Systémy Windows XP Home, Solaris nebo Linux</text:span></text:p>
      <text:p text:style-name="P14"><text:tab/>5 MB místa na pevném disku<text:tab/><text:tab/></text:p>
      <text:p text:style-name="Standard"><text:tab/>Není zapotřebí při úpravě připojení k internetu</text:p>
      <text:p text:style-name="Standard"/>
      <text:p text:style-name="Standard"/>
      <text:p text:style-name="Standard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NewRomanPSMT" svg:font-family="TimesNewRomanPSMT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 style:master-page-name="">
      <style:paragraph-properties fo:margin-top="0.212cm" fo:margin-bottom="0.212cm" fo:text-align="center" style:justify-single-word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none" fo:country="none" style:text-underline-style="solid" style:text-underline-width="auto" style:text-underline-color="font-color" style:language-asian="none" style:country-asian="none" style:language-complex="none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Header">Skupina 212<text:tab/><text:tab/>Jiří Mareš</text:p>
      </style:header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Jiří Mareš</meta:initial-creator>
    <meta:creation-date>2009-05-28T18:37:45</meta:creation-date>
    <dc:date>2009-05-31T22:18:07</dc:date>
    <dc:language>cs-CZ</dc:language>
    <meta:editing-cycles>23</meta:editing-cycles>
    <meta:editing-duration>PT11H35M51S</meta:editing-duration>
    <meta:user-defined meta:name="Informace 1"/>
    <meta:user-defined meta:name="Informace 2"/>
    <meta:user-defined meta:name="Informace 3"/>
    <meta:user-defined meta:name="Informace 4"/>
    <meta:document-statistic meta:table-count="0" meta:image-count="0" meta:object-count="0" meta:page-count="2" meta:paragraph-count="16" meta:word-count="78" meta:character-count="550"/>
  </office:meta>
</office:document-meta>
</file>